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fo:font-weight="normal" style:font-weight-asian="normal" style:font-weight-complex="normal"/>
    </style:style>
    <style:style style:name="P4" style:family="paragraph" style:parent-style-name="Standard" style:list-style-name="L2">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color="#0000ff" fo:font-weight="normal" style:font-weight-asian="normal" style:font-weight-complex="normal"/>
    </style:style>
    <style:style style:name="P6" style:family="paragraph" style:parent-style-name="Standard" style:list-style-name="L3">
      <style:paragraph-properties fo:text-align="start" style:justify-single-word="false"/>
      <style:text-properties fo:color="#0000ff" fo:font-weight="normal" style:font-weight-asian="normal" style:font-weight-complex="normal"/>
    </style:style>
    <style:style style:name="P7" style:family="paragraph" style:parent-style-name="Standard">
      <style:paragraph-properties fo:text-align="start" style:justify-single-word="false"/>
      <style:text-properties fo:color="#0000ff" fo:font-weight="bold" style:font-weight-asian="bold" style:font-weight-complex="bold"/>
    </style:style>
    <style:style style:name="P8" style:family="paragraph" style:parent-style-name="Standard">
      <style:paragraph-properties fo:text-align="start" style:justify-single-word="false"/>
      <style:text-properties fo:color="#000000" fo:font-weight="normal" style:font-weight-asian="normal" style:font-weight-complex="normal"/>
    </style:style>
    <style:style style:name="T1" style:family="text">
      <style:text-properties fo:color="#000000"/>
    </style:style>
    <style:style style:name="T2" style:family="text">
      <style:text-properties fo:color="#0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Threading</text:p>
      <text:p text:style-name="P1"/>
      <text:p text:style-name="P2">Multi-Threading plugin is a plugin that is close to the performance plugin. It can create new threads which are just like functions but looped that are performance driven. Meaning it uses the same code that my Game Performance plugin uses. You can run your threads at a rate called Loops Per Second or LPS for short. I also added a resource query which is basically a list of resources to be loaded but on a new thread. You can only have one resource query thread to load objects. Having multiple resource queries or loading a resource at the same time the query is running will cause the game to crash.</text:p>
      <text:p text:style-name="P2"/>
      <text:p text:style-name="P2">However there are a few rules to running things threads: (To avoid crashes)</text:p>
      <text:list xml:id="list5053217132736798264" text:style-name="L1">
        <text:list-item>
          <text:p text:style-name="P3">Do not load resources while a query is loading resources</text:p>
        </text:list-item>
        <text:list-item>
          <text:p text:style-name="P3">You must not try accessing the same variable from two separate threads at the same time without the use of a mutex. (MatrixUtils have mutexes)</text:p>
        </text:list-item>
        <text:list-item>
          <text:p text:style-name="P3">You may not load a resource within a new thread at the same time a main thread or another thread is loading resources. </text:p>
        </text:list-item>
      </text:list>
      <text:p text:style-name="P2"/>
      <text:p text:style-name="P2">Dark Basic Pro is natively not thread safe. This means that there is no guarantee that Dark Basic Pro commands will work successfully in a thread.</text:p>
      <text:p text:style-name="P2"/>
      <text:p text:style-name="P2">What Multi-Threading is useful for:</text:p>
      <text:list xml:id="list5643959116684692502" text:style-name="L2">
        <text:list-item>
          <text:p text:style-name="P4">Math calculations</text:p>
        </text:list-item>
        <text:list-item>
          <text:p text:style-name="P4">Loading Resources using my resource query while the main loop is running</text:p>
        </text:list-item>
        <text:list-item>
          <text:p text:style-name="P4">Physics</text:p>
        </text:list-item>
        <text:list-item>
          <text:p text:style-name="P4">For loops that are heavy in work or very long for loops that will hinder with the game play</text:p>
        </text:list-item>
        <text:list-item>
          <text:p text:style-name="P4">Input: I created a plugin to handle multiple keys at once.</text:p>
        </text:list-item>
        <text:list-item>
          <text:p text:style-name="P4">And many more!</text:p>
        </text:list-item>
      </text:list>
      <text:p text:style-name="P2"/>
      <text:p text:style-name="P1">Commands</text:p>
      <text:p text:style-name="P2"/>
      <text:p text:style-name="P7">MT Start</text:p>
      <text:p text:style-name="P7"/>
      <text:p text:style-name="P8">This command will setup the multi-threading so you can use the commands</text:p>
      <text:p text:style-name="P7"><text:span text:style-name="T1"/></text:p>
      <text:p text:style-name="P7"><text:span text:style-name="T2">Index = </text:span>MT Create Task<text:span text:style-name="T1">(</text:span><text:span text:style-name="T2">FunctionName$, LPSCap</text:span><text:span text:style-name="T1">)</text:span></text:p>
      <text:p text:style-name="P5"><text:span text:style-name="T1"/></text:p>
      <text:p text:style-name="P5"><text:span text:style-name="T1">This command will create a new multi-theaded task. You provide a Function Name that will be called. The LPS cap is the rate in Loops Per Second.</text:span></text:p>
      <text:p text:style-name="P7"/>
      <text:p text:style-name="P7"><text:span text:style-name="T2">Type$ = </text:span>MT Get Task Type<text:span text:style-name="T1">()</text:span></text:p>
      <text:list xml:id="list481047262057549628" text:style-name="L3">
        <text:list-item>
          <text:p text:style-name="P6"><text:span text:style-name="T1">Time: Will run the task for a certain amount of time</text:span></text:p>
        </text:list-item>
        <text:list-item>
          <text:p text:style-name="P6"><text:span text:style-name="T1">Loop: Will loop indefinitely</text:span></text:p>
        </text:list-item>
        <text:list-item>
          <text:p text:style-name="P6"><text:span text:style-name="T1">Count: Will run the task for a certain amount of iterations</text:span></text:p>
          <text:p text:style-name="P6"><text:span text:style-name="T1"/></text:p>
        </text:list-item>
      </text:list>
      <text:p text:style-name="P7">MT End Task</text:p>
      <text:p text:style-name="P7"><text:span text:style-name="T1"/></text:p>
      <text:p text:style-name="P7">MT Set Task To Time <text:span text:style-name="T2">Index, Duration#</text:span></text:p>
      <text:p text:style-name="P7"><text:span text:style-name="T2"/></text:p>
      <text:p text:style-name="P7"><text:span text:style-name="T2">This command will run a task for a certain amount of time. (Duration#) The Index is the Index of the </text:span><text:soft-page-break/><text:span text:style-name="T2">already created Task.</text:span></text:p>
      <text:p text:style-name="P7"><text:span text:style-name="T2"/></text:p>
      <text:p text:style-name="P7">MT Set Task To Count <text:span text:style-name="T2">Index, Count</text:span></text:p>
      <text:p text:style-name="P7"/>
      <text:p text:style-name="P7"><text:span text:style-name="T2">This command will run a task for a certain amount of iterations. (Count) The Index is the Index of the already created Task.</text:span></text:p>
      <text:p text:style-name="P7"/>
      <text:p text:style-name="P7">MT Set Task To Loop <text:span text:style-name="T2">Index</text:span></text:p>
      <text:p text:style-name="P7"/>
      <text:p text:style-name="P7"><text:span text:style-name="T2">This command will run a task indefinitely. The Index is the Index of the already created Task.</text:span></text:p>
      <text:p text:style-name="P7">-</text:p>
      <text:p text:style-name="P7">MT Pause Task <text:span text:style-name="T2">Index</text:span></text:p>
      <text:p text:style-name="P7"><text:span text:style-name="T2"/></text:p>
      <text:p text:style-name="P5"><text:span text:style-name="T1">This command will pause the task.</text:span></text:p>
      <text:p text:style-name="P7"><text:span text:style-name="T2"/></text:p>
      <text:p text:style-name="P7">MT Resume Task <text:span text:style-name="T2">Index</text:span></text:p>
      <text:p text:style-name="P7"><text:span text:style-name="T2"/></text:p>
      <text:p text:style-name="P7"><text:span text:style-name="T2">This command will resume the pause tasked.</text:span></text:p>
      <text:p text:style-name="P7"><text:span text:style-name="T2"/></text:p>
      <text:p text:style-name="P7">MT Stop Task <text:span text:style-name="T2">Index</text:span></text:p>
      <text:p text:style-name="P7"><text:span text:style-name="T2"/></text:p>
      <text:p text:style-name="P7"><text:span text:style-name="T2">This command will stop the task.</text:span></text:p>
      <text:p text:style-name="P7"><text:span text:style-name="T2"/></text:p>
      <text:p text:style-name="P7"><text:span text:style-name="T2">index = </text:span>MT Task Count<text:span text:style-name="T2">()</text:span></text:p>
      <text:p text:style-name="P7"><text:span text:style-name="T2"/></text:p>
      <text:p text:style-name="P5"><text:span text:style-name="T1">This command will return the amount of tasks that exists.</text:span></text:p>
      <text:p text:style-name="P7"><text:span text:style-name="T2"/></text:p>
      <text:p text:style-name="P7"><text:span text:style-name="T2">index = </text:span>MT Task Ended<text:span text:style-name="T1">()</text:span></text:p>
      <text:p text:style-name="P7"><text:span text:style-name="T1"/></text:p>
      <text:p text:style-name="P5"><text:span text:style-name="T1">This command will return a 1 if the task has ended and a 0 if it hasn't.</text:span></text:p>
      <text:p text:style-name="P7"><text:span text:style-name="T1"/></text:p>
      <text:p text:style-name="P7">MT Remove Task <text:s/><text:span text:style-name="T2">Index</text:span></text:p>
      <text:p text:style-name="P7"><text:span text:style-name="T1"/></text:p>
      <text:p text:style-name="P5"><text:span text:style-name="T1">This command will remove a task at Index.</text:span></text:p>
      <text:p text:style-name="P7"/>
      <text:p text:style-name="P7">MT Query Object <text:s/><text:span text:style-name="T2">ObjectIndex, Path$, PositionVector, RotateVector, Exclude Flag</text:span></text:p>
      <text:p text:style-name="P7"><text:span text:style-name="T2"/></text:p>
      <text:p text:style-name="P7"><text:span text:style-name="T2">This command will add an object to the query. You provide a Path$ and an Object Index. The Position and Rotate Vectors are DBP vectors with the position and rotations set. <text:s/>The Exclude flag set to 1 will exclude the object as soon as it is loaded and a 0 won't exclude it.</text:span></text:p>
      <text:p text:style-name="P7"/>
      <text:p text:style-name="P7">MT Query Image <text:s/><text:span text:style-name="T2">Index, Path$</text:span></text:p>
      <text:p text:style-name="P7"><text:span text:style-name="T2"/></text:p>
      <text:p text:style-name="P7"><text:span text:style-name="T2">This command will add a image to the query. You provide a Path$ and an Object Index. </text:span></text:p>
      <text:p text:style-name="P7"/>
      <text:p text:style-name="P7">MT Query Sound <text:s/><text:span text:style-name="T2">Index, Path$</text:span></text:p>
      <text:p text:style-name="P7"/>
      <text:p text:style-name="P7"><text:span text:style-name="T2">This command will add a sound to the query. You provide a Path$ and an Object Index. </text:span></text:p>
      <text:p text:style-name="P7"/>
      <text:p text:style-name="P7"><text:soft-page-break/>MT Query Music <text:s/><text:span text:style-name="T2">Index, Path$</text:span></text:p>
      <text:p text:style-name="P7"><text:span text:style-name="T1"/></text:p>
      <text:p text:style-name="P7"><text:span text:style-name="T2">This command will add music to the query. You provide a Path$ and an Object Index. </text:span></text:p>
      <text:p text:style-name="P7"><text:span text:style-name="T2"/></text:p>
      <text:p text:style-name="P7"><text:span text:style-name="T2">ThreadIndex = </text:span>MT Load Resources<text:span text:style-name="T2">()</text:span></text:p>
      <text:p text:style-name="P7"/>
      <text:p text:style-name="P7"><text:span text:style-name="T2">This command will create a new thread where it will go through the queried resources and load them one at a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30T21:05:23.65</meta:creation-date>
    <dc:date>2012-09-30T22:12:49.17</dc:date>
    <meta:editing-duration>PT1H7M25S</meta:editing-duration>
    <meta:editing-cycles>7</meta:editing-cycles>
    <meta:generator>OpenOffice.org/3.4.1$Win32 OpenOffice.org_project/341m1$Build-9593</meta:generator>
    <meta:document-statistic meta:table-count="0" meta:image-count="0" meta:object-count="0" meta:page-count="3" meta:paragraph-count="53" meta:word-count="674" meta:character-count="3584"/>
  </office:meta>
</office:document-meta>
</file>